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font-size-asian="72pt" style:font-size-complex="72pt"/>
    </style:style>
    <style:style style:name="P2" style:family="paragraph" style:parent-style-name="Standard">
      <style:paragraph-properties fo:text-align="start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eo Game Sound Designer Wanted</text:p>
      <text:p text:style-name="P2">-basic sound effects</text:p>
      <text:p text:style-name="P2">-background music + <text:tab/>soundtracks</text:p>
      <text:p text:style-name="P2">-creativity wanted</text:p>
      <text:p text:style-name="P2"/>
      <text:p text:style-name="P2">-long term project</text:p>
      <text:p text:style-name="P2">-looks good for colleges</text:p>
      <text:p text:style-name="P5"/>
      <text:p text:style-name="P5"/>
      <text:p text:style-name="P5"/>
      <text:p text:style-name="P3">EMAIL <text:s text:c="2"/><text:a xlink:type="simple" xlink:href="mailto:nschultz14@colonial.net">nschultz14@colonial.net</text:a></text:p>
      <text:p text:style-name="P3">CALL <text:s text:c="4"/>(978) 201-2997</text:p>
      <text:p text:style-name="P4"><text:tab/><text:span text:style-name="T1">(or tex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7S</meta:editing-duration>
    <meta:editing-cycles>5</meta:editing-cycles>
    <meta:generator>OpenOffice/4.0.0$Win32 OpenOffice.org_project/400m3$Build-9702</meta:generator>
    <dc:date>2013-10-10T15:26:01.58</dc:date>
    <dc:creator>Nate Schultz</dc:creator>
    <meta:document-statistic meta:table-count="0" meta:image-count="0" meta:object-count="0" meta:page-count="1" meta:paragraph-count="9" meta:word-count="28" meta:character-count="208"/>
    <meta:user-defined meta:name="Info 1"/>
    <meta:user-defined meta:name="Info 2"/>
    <meta:user-defined meta:name="Info 3"/>
    <meta:user-defined meta:name="Info 4"/>
  </office:meta>
</office:document-meta>
</file>